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87521" officeooo:paragraph-rsid="0008752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87521" officeooo:paragraph-rsid="0008752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87521" officeooo:paragraph-rsid="0008752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7521" officeooo:paragraph-rsid="0008752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b5f88" officeooo:paragraph-rsid="000b5f88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b5f88" officeooo:paragraph-rsid="000b5f88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9efe7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b5f88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lustering</text:p>
      <text:p text:style-name="P2"/>
      <text:p text:style-name="P3"/>
      <text:p text:style-name="P1"><text:span text:style-name="T1">Format : </text:span><text:span text:style-name="T2">image docker, </text:span><text:span text:style-name="T3">programme python</text:span></text:p>
      <text:p text:style-name="P3"/>
      <text:p text:style-name="P4">Rôle</text:p>
      <text:p text:style-name="P6">calculer le clustering et construire le fichier de ce cluster</text:p>
      <text:p text:style-name="P3"/>
      <text:p text:style-name="P1"><text:span text:style-name="T1">Flux de sortie : </text:span><text:span text:style-name="T4">fichier cluster</text:span></text:p>
      <text:p text:style-name="P1"><text:span text:style-name="T1">Flux d’entrée : </text:span><text:span text:style-name="T4">tous les ti-idf de tous les articles de la recherche</text:span></text:p>
      <text:p text:style-name="P3"/>
      <text:p text:style-name="P1"><text:span text:style-name="T1">Api : </text:span><text:span text:style-name="T2">transfert les articles avec le module parent par </text:span><text:span text:style-name="T1">api_Transfert</text:span></text:p>
      <text:p text:style-name="P4"/>
      <text:p text:style-name="P4">Option</text:p>
      <text:p text:style-name="P3">mot de passe et coordonné pour communiquer avec le module par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2:34:47.298671395</meta:creation-date>
    <dc:date>2022-03-13T20:48:10.700090324</dc:date>
    <meta:editing-duration>PT8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60" meta:character-count="352" meta:non-whitespace-character-count="301"/>
  </office:meta>
</office:document-meta>
</file>